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d0229"/>
    </style:style>
    <style:style style:name="P2" style:family="paragraph" style:parent-style-name="Standard">
      <style:paragraph-properties fo:text-align="center" style:justify-single-word="false"/>
      <style:text-properties fo:font-size="28pt" officeooo:rsid="000d0229" officeooo:paragraph-rsid="000d0229" style:font-size-asian="24.5pt" style:font-size-complex="28pt"/>
    </style:style>
    <style:style style:name="P3" style:family="paragraph" style:parent-style-name="Standard">
      <style:paragraph-properties fo:text-align="start" style:justify-single-word="false"/>
      <style:text-properties fo:font-size="18pt" officeooo:rsid="000d0229" officeooo:paragraph-rsid="000d0229" style:font-size-asian="18pt" style:font-size-complex="18pt"/>
    </style:style>
    <style:style style:name="T1" style:family="text">
      <style:text-properties fo:font-size="24pt" officeooo:rsid="000d0229" style:font-size-asian="21pt" style:font-size-complex="24pt"/>
    </style:style>
    <style:style style:name="T2" style:family="text">
      <style:text-properties fo:font-size="36pt" officeooo:rsid="000d0229" style:font-size-asian="31.5pt" style:font-size-complex="36pt"/>
    </style:style>
    <style:style style:name="T3" style:family="text">
      <style:text-properties fo:font-size="22pt" officeooo:rsid="000d0229" style:font-size-asian="19.25pt" style:font-size-complex="2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EFET-MG <text:s/>- <text:s/>Centro Federal de Educação Tecnológica de Minas Gerais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2"><text:s text:c="2"/>Story Manager</text:span><text:span text:style-name="T1"> <text:s text:c="116"/></text:span></text:p>
      <text:p text:style-name="P1"/>
      <text:p text:style-name="P1"/>
      <text:p text:style-name="P1"/>
      <text:p text:style-name="P1"><text:span text:style-name="T3">Grupo: Pedro Barbosa, Caio Lopes, Edgard Alexandre, Sabrina Marinho</text:span></text:p>
      <text:p text:style-name="P1"/>
      <text:p text:style-name="P1"/>
      <text:p text:style-name="P1"><text:span text:style-name="T1">Orientador: Herbert Rausch Fernandes</text:span></text:p>
      <text:p text:style-name="P1"/>
      <text:p text:style-name="P1"/>
      <text:p text:style-name="P1"><text:span text:style-name="T1">Turma: 3º Informática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Story Manager</text:p>
      <text:p text:style-name="P2"/>
      <text:p text:style-name="P3">O Story Manager é um gerenciador de textos literários desenvolvido com o propósito de trazer aos autores uma forma fácil e simplória de organizar seus roteiros em um único aplicativo. Com as opções de adicionar descrição a um projeto em desenvolvimento, é possível acoplar ao mesmo ideias e conceitos de personagens, cenários e cenas a serem descritas. Também é possível a descrição de cada uma dessas partes da história em conjunto, possibilitando assim o detalhamento desejado dos personagens, locais e conflitos a serem criados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nos </meta:initial-creator>
    <meta:creation-date>2016-09-02T10:28:14.150452474</meta:creation-date>
    <dc:date>2016-09-02T11:11:37.081819039</dc:date>
    <dc:creator>alunos </dc:creator>
    <meta:editing-duration>PT28M12S</meta:editing-duration>
    <meta:editing-cycles>1</meta:editing-cycles>
    <meta:document-statistic meta:table-count="0" meta:image-count="0" meta:object-count="0" meta:page-count="2" meta:paragraph-count="7" meta:word-count="114" meta:character-count="871" meta:non-whitespace-character-count="639"/>
    <meta:generator>LibreOffice/4.2.8.2$Linux_X86_64 LibreOffice_project/420m0$Build-2</meta:generator>
  </office:meta>
</office:document-meta>
</file>